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48.8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86.71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78.94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50.4pt"/>
    </style:style>
    <style:style style:name="co19" style:family="table-column">
      <style:table-column-properties fo:break-before="auto" style:column-width="43.46pt"/>
    </style:style>
    <style:style style:name="co20" style:family="table-column">
      <style:table-column-properties fo:break-before="auto" style:column-width="41.16pt"/>
    </style:style>
    <style:style style:name="co21" style:family="table-column">
      <style:table-column-properties fo:break-before="auto" style:column-width="42.69pt"/>
    </style:style>
    <style:style style:name="co22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vorj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arbeitsl_lfdj_m</text:p>
          </table:table-cell>
          <table:table-cell office:value-type="string" calcext:value-type="string">
            <text:p>arbeitsl_vorj_m</text:p>
          </table:table-cell>
          <table:table-cell office:value-type="string" calcext:value-type="string">
            <text:p>arbeitsl_vor2j_m</text:p>
          </table:table-cell>
          <table:table-cell office:value-type="string" calcext:value-type="string">
            <text:p>alg_soep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lter</text:p>
          </table:table-cell>
          <table:table-cell table:number-columns-repeated="3"/>
          <table:table-cell office:value-type="string" calcext:value-type="string">
            <text:p>jahr</text:p>
          </table:table-cell>
          <table:table-cell/>
          <table:table-cell office:value-type="string" calcext:value-type="string">
            <text:p>arbeitsl_geld_m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alg_wage</text:p>
          </table:table-cell>
          <table:table-cell office:value-type="string" calcext:value-type="string">
            <text:p>alg_ssc</text:p>
          </table:table-cell>
          <table:table-cell office:value-type="string" calcext:value-type="string">
            <text:p>alg_tax</text:p>
          </table:table-cell>
          <table:table-cell office:value-type="string" calcext:value-type="string">
            <text:p>alg_soli</text:p>
          </table:table-cell>
          <table:table-cell office:value-type="string" calcext:value-type="string">
            <text:p>alg_entgel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465.55" calcext:value-type="float">
            <text:p>465.55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775.92" calcext:value-type="float">
            <text:p>775.9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789.77" calcext:value-type="float">
            <text:p>789.77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268.92" calcext:value-type="float">
            <text:p>268.92</text:p>
          </table:table-cell>
          <table:table-cell office:value-type="float" office:value="14.79" calcext:value-type="float">
            <text:p>14.79</text:p>
          </table:table-cell>
          <table:table-cell office:value-type="float" office:value="1316.29" calcext:value-type="float">
            <text:p>1316.2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572.33" calcext:value-type="float">
            <text:p>572.33</text:p>
          </table:table-cell>
          <table:table-cell office:value-type="float" office:value="31.48" calcext:value-type="float">
            <text:p>31.48</text:p>
          </table:table-cell>
          <table:table-cell office:value-type="float" office:value="1796.19" calcext:value-type="float">
            <text:p>1796.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000" calcext:value-type="float">
            <text:p>40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office:value-type="float" office:value="927.66" calcext:value-type="float">
            <text:p>927.66</text:p>
          </table:table-cell>
          <table:table-cell office:value-type="float" office:value="51.02" calcext:value-type="float">
            <text:p>51.02</text:p>
          </table:table-cell>
          <table:table-cell office:value-type="float" office:value="2221.32" calcext:value-type="float">
            <text:p>2221.3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000" calcext:value-type="float">
            <text:p>7000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/>
          <table:table-cell office:value-type="float" office:value="1719.96" calcext:value-type="float">
            <text:p>1719.96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200" calcext:value-type="float">
            <text:p>5200</text:p>
          </table:table-cell>
          <table:table-cell office:value-type="float" office:value="1092" calcext:value-type="float">
            <text:p>1092</text:p>
          </table:table-cell>
          <table:table-cell office:value-type="float" office:value="1460.56" calcext:value-type="float">
            <text:p>1460.56</text:p>
          </table:table-cell>
          <table:table-cell office:value-type="float" office:value="80.33" calcext:value-type="float">
            <text:p>80.33</text:p>
          </table:table-cell>
          <table:table-cell office:value-type="float" office:value="2567.11" calcext:value-type="float">
            <text:p>2567.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float" office:value="1021.87" calcext:value-type="float">
            <text:p>1021.87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505.63" calcext:value-type="float">
            <text:p>505.63</text:p>
          </table:table-cell>
          <table:table-cell office:value-type="float" office:value="444.74" calcext:value-type="float">
            <text:p>444.74</text:p>
          </table:table-cell>
          <table:table-cell office:value-type="float" office:value="24.46" calcext:value-type="float">
            <text:p>24.46</text:p>
          </table:table-cell>
          <table:table-cell office:value-type="float" office:value="1525.17" calcext:value-type="float">
            <text:p>1525.1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300" calcext:value-type="float">
            <text:p>2300</text:p>
          </table:table-cell>
          <table:table-cell office:value-type="float" office:value="483" calcext:value-type="float">
            <text:p>483</text:p>
          </table:table-cell>
          <table:table-cell office:value-type="float" office:value="383.62" calcext:value-type="float">
            <text:p>383.62</text:p>
          </table:table-cell>
          <table:table-cell office:value-type="float" office:value="21.1" calcext:value-type="float">
            <text:p>21.1</text:p>
          </table:table-cell>
          <table:table-cell office:value-type="float" office:value="1412.28" calcext:value-type="float">
            <text:p>1412.28</text:p>
          </table:table-cell>
        </table:table-row>
        <table:table-row table:style-name="ro1" table:number-rows-repeated="1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8:06.985466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7:58:10.158213461</dc:date>
    <meta:editing-duration>PT3M24S</meta:editing-duration>
    <meta:editing-cycles>2</meta:editing-cycles>
    <meta:generator>LibreOffice/6.0.7.3$Linux_X86_64 LibreOffice_project/00m0$Build-3</meta:generator>
    <meta:document-statistic meta:table-count="1" meta:cell-count="176" meta:object-count="0"/>
  </office:meta>
</office:document-meta>
</file>